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203e" officeooo:paragraph-rsid="0017203e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08317d" officeooo:paragraph-rsid="0008317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al" fo:language="en" fo:country="US" fo:font-weight="bold" officeooo:rsid="00116ee9" officeooo:paragraph-rsid="00116ee9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156f35" officeooo:paragraph-rsid="00156f3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c23c0" officeooo:paragraph-rsid="001c23c0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1c23c0" officeooo:paragraph-rsid="001c23c0" style:font-weight-asian="bold" style:font-weight-complex="bold"/>
    </style:style>
    <style:style style:name="P7" style:family="paragraph" style:parent-style-name="Standard">
      <style:text-properties style:font-name="Arial" fo:language="en" fo:country="US" fo:font-weight="bold" officeooo:rsid="001c668e" officeooo:paragraph-rsid="001c668e" style:font-weight-asian="bold" style:font-weight-complex="bold"/>
    </style:style>
    <style:style style:name="P8" style:family="paragraph" style:parent-style-name="Standard">
      <style:text-properties style:font-name="Arial" fo:language="en" fo:country="US" fo:font-weight="bold" officeooo:rsid="000df55c" officeooo:paragraph-rsid="000df55c" style:font-weight-asian="bold" style:font-weight-complex="bold"/>
    </style:style>
    <style:style style:name="P9" style:family="paragraph" style:parent-style-name="Standard">
      <style:text-properties style:font-name="Arial" fo:language="en" fo:country="US" officeooo:rsid="0008317d" officeooo:paragraph-rsid="0008317d"/>
    </style:style>
    <style:style style:name="P10" style:family="paragraph" style:parent-style-name="Standard">
      <style:text-properties style:font-name="Arial" fo:language="en" fo:country="US" officeooo:rsid="000df55c" officeooo:paragraph-rsid="000df55c"/>
    </style:style>
    <style:style style:name="P11" style:family="paragraph" style:parent-style-name="Standard">
      <style:text-properties style:font-name="Arial" fo:language="en" fo:country="US" officeooo:rsid="000f1a39" officeooo:paragraph-rsid="000f1a39"/>
    </style:style>
    <style:style style:name="P12" style:family="paragraph" style:parent-style-name="Standard">
      <style:text-properties style:font-name="Arial" fo:language="en" fo:country="US" officeooo:rsid="00132b7e" officeooo:paragraph-rsid="00132b7e"/>
    </style:style>
    <style:style style:name="P13" style:family="paragraph" style:parent-style-name="Standard">
      <style:text-properties style:font-name="Arial" fo:language="en" fo:country="US" officeooo:rsid="00132b7e" officeooo:paragraph-rsid="00116ee9"/>
    </style:style>
    <style:style style:name="P14" style:family="paragraph" style:parent-style-name="Standard">
      <style:text-properties style:font-name="Arial" fo:language="en" fo:country="US" officeooo:rsid="0015154c" officeooo:paragraph-rsid="0015154c"/>
    </style:style>
    <style:style style:name="P15" style:family="paragraph" style:parent-style-name="Standard">
      <style:text-properties style:font-name="Arial" fo:language="en" fo:country="US" officeooo:rsid="00156f35" officeooo:paragraph-rsid="00156f35"/>
    </style:style>
    <style:style style:name="P16" style:family="paragraph" style:parent-style-name="Standard">
      <style:text-properties style:font-name="Arial" fo:language="en" fo:country="US" officeooo:rsid="00156f35" officeooo:paragraph-rsid="0015154c"/>
    </style:style>
    <style:style style:name="P17" style:family="paragraph" style:parent-style-name="Standard">
      <style:text-properties style:font-name="Arial" fo:language="en" fo:country="US" officeooo:rsid="0017203e" officeooo:paragraph-rsid="0017203e"/>
    </style:style>
    <style:style style:name="P18" style:family="paragraph" style:parent-style-name="Standard">
      <style:text-properties style:font-name="Arial" fo:language="en" fo:country="US" officeooo:rsid="001d3e47" officeooo:paragraph-rsid="001d3e47"/>
    </style:style>
    <style:style style:name="P19" style:family="paragraph" style:parent-style-name="Standard">
      <style:text-properties style:font-name="Arial" fo:language="en" fo:country="US" officeooo:rsid="001e3efe" officeooo:paragraph-rsid="001e3efe"/>
    </style:style>
    <style:style style:name="P20" style:family="paragraph" style:parent-style-name="Standard">
      <style:text-properties style:font-name="Arial" fo:language="en" fo:country="US" officeooo:rsid="001ee7a4" officeooo:paragraph-rsid="001ee7a4"/>
    </style:style>
    <style:style style:name="P21" style:family="paragraph" style:parent-style-name="Standard">
      <style:text-properties style:font-name="Arial" fo:language="en" fo:country="US" officeooo:rsid="001f6eec" officeooo:paragraph-rsid="001f6eec"/>
    </style:style>
    <style:style style:name="P22" style:family="paragraph" style:parent-style-name="Standard">
      <style:text-properties style:font-name="Arial" fo:language="en" fo:country="US" officeooo:rsid="0020999c" officeooo:paragraph-rsid="0020999c"/>
    </style:style>
    <style:style style:name="P23" style:family="paragraph" style:parent-style-name="Standard">
      <style:text-properties style:font-name="Arial" fo:language="en" fo:country="US" officeooo:rsid="00116ee9" officeooo:paragraph-rsid="00116ee9"/>
    </style:style>
    <style:style style:name="P24" style:family="paragraph" style:parent-style-name="Standard">
      <style:text-properties style:font-name="Arial" fo:language="en" fo:country="US" officeooo:rsid="00219f9f" officeooo:paragraph-rsid="00219f9f"/>
    </style:style>
    <style:style style:name="P25" style:family="paragraph" style:parent-style-name="Standard">
      <style:text-properties style:font-name="Arial" fo:language="en" fo:country="US" officeooo:rsid="002401d7" officeooo:paragraph-rsid="002401d7"/>
    </style:style>
    <style:style style:name="P26" style:family="paragraph" style:parent-style-name="Standard">
      <style:text-properties style:font-name="Arial" fo:language="en" fo:country="US" officeooo:rsid="0024ab0a" officeooo:paragraph-rsid="0024ab0a"/>
    </style:style>
    <style:style style:name="P27" style:family="paragraph" style:parent-style-name="Standard">
      <style:text-properties style:font-name="Arial" fo:language="en" fo:country="US" fo:font-weight="normal" officeooo:rsid="001c23c0" officeooo:paragraph-rsid="001c23c0" style:font-weight-asian="normal" style:font-weight-complex="normal"/>
    </style:style>
    <style:style style:name="P28" style:family="paragraph" style:parent-style-name="Standard">
      <style:text-properties style:font-name="Arial" fo:language="en" fo:country="US" fo:font-weight="normal" officeooo:rsid="001c668e" officeooo:paragraph-rsid="001c668e" style:font-weight-asian="normal" style:font-weight-complex="normal"/>
    </style:style>
    <style:style style:name="P29" style:family="paragraph" style:parent-style-name="Standard">
      <style:text-properties style:font-name="Arial" officeooo:rsid="00219f9f" officeooo:paragraph-rsid="00219f9f"/>
    </style:style>
    <style:style style:name="P30" style:family="paragraph" style:parent-style-name="Standard">
      <style:text-properties fo:color="#ed1c24" style:text-line-through-style="none" style:text-line-through-type="none" style:font-name="Arial" fo:language="en" fo:country="US" officeooo:rsid="001473dd" officeooo:paragraph-rsid="001473dd"/>
    </style:style>
    <style:style style:name="P31" style:family="paragraph" style:parent-style-name="Standard">
      <style:text-properties fo:color="#ed1c24" style:font-name="Arial" fo:language="en" fo:country="US" officeooo:rsid="001473dd" officeooo:paragraph-rsid="0015154c"/>
    </style:style>
    <style:style style:name="P32" style:family="paragraph" style:parent-style-name="Standard">
      <style:text-properties fo:color="#ed1c24" style:font-name="Arial" fo:language="en" fo:country="US" officeooo:rsid="001473dd" officeooo:paragraph-rsid="001473dd"/>
    </style:style>
    <style:style style:name="P33" style:family="paragraph" style:parent-style-name="Standard">
      <style:text-properties fo:color="#ed1c24" style:font-name="Arial" fo:language="en" fo:country="US" officeooo:rsid="001f6eec" officeooo:paragraph-rsid="001f6eec"/>
    </style:style>
    <style:style style:name="P34" style:family="paragraph" style:parent-style-name="Standard">
      <style:text-properties fo:color="#f04e4d" style:font-name="Arial" fo:language="en" fo:country="US" officeooo:rsid="000df55c" officeooo:paragraph-rsid="000df55c"/>
    </style:style>
    <style:style style:name="P35" style:family="paragraph" style:parent-style-name="Standard">
      <style:text-properties fo:color="#f04e4d" style:font-name="Arial" fo:language="en" fo:country="US" officeooo:rsid="000f1a39" officeooo:paragraph-rsid="000f1a39"/>
    </style:style>
    <style:style style:name="P36" style:family="paragraph" style:parent-style-name="Standard">
      <style:text-properties fo:color="#00a65d" style:font-name="Arial" fo:language="en" fo:country="US" officeooo:rsid="00132b7e" officeooo:paragraph-rsid="00132b7e"/>
    </style:style>
    <style:style style:name="P37" style:family="paragraph" style:parent-style-name="Standard">
      <style:text-properties fo:color="#00a65d" style:font-name="Arial" fo:language="en" fo:country="US" officeooo:rsid="001473dd" officeooo:paragraph-rsid="001473dd"/>
    </style:style>
    <style:style style:name="P38" style:family="paragraph" style:parent-style-name="Standard">
      <style:text-properties fo:color="#0066b3" style:font-name="Arial" fo:language="en" fo:country="US" officeooo:rsid="001ee7a4" officeooo:paragraph-rsid="001ee7a4"/>
    </style:style>
    <style:style style:name="P39" style:family="paragraph" style:parent-style-name="Standard">
      <style:paragraph-properties fo:break-before="page"/>
      <style:text-properties style:font-name="Arial" fo:language="en" fo:country="US" fo:font-weight="bold" officeooo:rsid="00116ee9" officeooo:paragraph-rsid="00116ee9" style:font-weight-asian="bold" style:font-weight-complex="bold"/>
    </style:style>
    <style:style style:name="P40" style:family="paragraph" style:parent-style-name="Standard">
      <style:paragraph-properties fo:break-before="page"/>
      <style:text-properties style:font-name="Arial" fo:language="en" fo:country="US" fo:font-weight="bold" officeooo:rsid="0015154c" officeooo:paragraph-rsid="0015154c" style:font-weight-asian="bold" style:font-weight-complex="bold"/>
    </style:style>
    <style:style style:name="P41" style:family="paragraph" style:parent-style-name="Standard">
      <style:paragraph-properties fo:break-before="page"/>
      <style:text-properties style:font-name="Arial" fo:language="en" fo:country="US" fo:font-weight="bold" officeooo:rsid="001d3e47" officeooo:paragraph-rsid="001d3e47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Arial" fo:language="en" fo:country="US" fo:font-weight="bold" officeooo:rsid="002401d7" officeooo:paragraph-rsid="002401d7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Arial" fo:language="en" fo:country="US" fo:font-weight="bold" officeooo:rsid="000df55c" officeooo:paragraph-rsid="000df55c" style:font-weight-asian="bold" style:font-weight-complex="bold"/>
    </style:style>
    <style:style style:name="P44" style:family="paragraph">
      <style:paragraph-properties fo:text-align="center"/>
    </style:style>
    <style:style style:name="P45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officeooo:rsid="00098a2c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2117f"/>
    </style:style>
    <style:style style:name="T5" style:family="text">
      <style:text-properties officeooo:rsid="001515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cc2a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officeooo:rsid="0022117f"/>
    </style:style>
    <style:style style:name="T11" style:family="text">
      <style:text-properties officeooo:rsid="001ee7a4"/>
    </style:style>
    <style:style style:name="T12" style:family="text">
      <style:text-properties officeooo:rsid="001f6eec"/>
    </style:style>
    <style:style style:name="T13" style:family="text">
      <style:text-properties officeooo:rsid="0020999c"/>
    </style:style>
    <style:style style:name="T14" style:family="text">
      <style:text-properties officeooo:rsid="00219f9f"/>
    </style:style>
    <style:style style:name="T15" style:family="text">
      <style:text-properties officeooo:rsid="0022117f"/>
    </style:style>
    <style:style style:name="T16" style:family="text">
      <style:text-properties fo:color="#00508f"/>
    </style:style>
    <style:style style:name="T17" style:family="text">
      <style:text-properties officeooo:rsid="0024ab0a"/>
    </style:style>
    <style:style style:name="T18" style:family="text">
      <style:text-properties officeooo:rsid="00266d4f"/>
    </style:style>
    <style:style style:name="T19" style:family="text">
      <style:text-properties officeooo:rsid="00282083"/>
    </style:style>
    <style:style style:name="T20" style:family="text">
      <style:text-properties officeooo:rsid="002a9000"/>
    </style:style>
    <style:style style:name="T21" style:family="text">
      <style:text-properties fo:font-size="8pt" style:font-size-asian="8pt" style:font-size-complex="8pt"/>
    </style:style>
    <style:style style:name="gr1" style:family="graphic">
      <style:graphic-properties svg:stroke-color="#000000" draw:fill="solid" draw:fill-color="#ffffff" draw:opacity="0%" draw:textarea-horizontal-align="justify" draw:textarea-vertical-align="middle" draw:auto-grow-height="false" fo:min-height="1.57cm" fo:min-width="3.44cm" draw:shadow-opacity="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opacity="0%" draw:textarea-horizontal-align="justify" draw:textarea-vertical-align="middle" draw:auto-grow-height="false" fo:min-height="1.57cm" fo:min-width="3.44cm" draw:shadow-opacity="0%" style:run-through="foreground"/>
    </style:style>
    <style:style style:name="gr4" style:family="graphic">
      <style:graphic-properties svg:stroke-width="0.019cm" svg:stroke-color="#000000" draw:marker-start-width="0.409cm" draw:marker-end-width="0.409cm" draw:textarea-horizontal-align="center" draw:textarea-vertical-align="middle" fo:padding-top="0.011cm" fo:padding-bottom="0.011cm" fo:padding-left="0.011cm" fo:padding-right="0.011cm" style:run-through="foreground"/>
    </style:style>
    <style:style style:name="gr5" style:family="graphic">
      <style:graphic-properties svg:stroke-color="#000000" draw:fill="solid" draw:fill-color="#ffffff" draw:opacity="0%" draw:textarea-horizontal-align="justify" draw:textarea-vertical-align="middle" draw:auto-grow-height="false" fo:min-height="1.464cm" fo:min-width="3.404cm" draw:shadow-opacity="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PSC 240 <text:s/><text:span text:style-name="T1">Assignment 3</text:span></text:p>
      <text:p text:style-name="P5">Arrays</text:p>
      <text:p text:style-name="P9"/>
      <text:p text:style-name="P9"/>
      <text:p text:style-name="P9"/>
      <text:p text:style-name="P6">Educational objectives</text:p>
      <text:p text:style-name="P27"/>
      <text:p text:style-name="P27">The educational objective of this assignment is that you personally have the experience of do all of the following. <text:s/>Reading about these activities in a book or asking someone else to do this program for you does not reach the objective.</text:p>
      <text:p text:style-name="P27"/>
      <text:p text:style-name="P27"><text:tab/>Declare an array</text:p>
      <text:p text:style-name="P27"><text:tab/>Pass data to a subprogram</text:p>
      <text:p text:style-name="P27"><text:tab/>Convert an integer to a numerically equal floating point number</text:p>
      <text:p text:style-name="P27"><text:tab/>Pass a float number to another function</text:p>
      <text:p text:style-name="P27"><text:tab/>Use a GPR register in the role of index to an array.</text:p>
      <text:p text:style-name="P27"/>
      <text:p text:style-name="P27"/>
      <text:p text:style-name="P7">Program structure</text:p>
      <text:p text:style-name="P28"><draw:g text:anchor-type="paragraph" draw:z-index="1" draw:style-name="gr2"><draw:custom-shape draw:name="Shape3" draw:style-name="gr3" draw:text-style-name="P45" svg:width="3.44cm" svg:height="1.571cm" svg:x="6.283cm" svg:y="0.385cm"><text:p text:style-name="P44">Driver (main)</text:p><text:p text:style-name="P44"><text:span text:style-name="T21">C++ language</text:span></text:p><draw:enhanced-geometry svg:viewBox="0 0 21600 21600" draw:type="rectangle" draw:enhanced-path="M 0 0 L 21600 0 21600 21600 0 21600 0 0 Z N"/></draw:custom-shape><draw:line draw:name="Shape1" draw:style-name="gr4" draw:text-style-name="P44" svg:x1="12.044cm" svg:y1="6.049cm" svg:x2="4.043cm" svg:y2="6.028cm"><text:p/></draw:line><draw:custom-shape draw:name="Shape2" draw:style-name="gr5" draw:text-style-name="P45" svg:width="3.405cm" svg:height="1.465cm" svg:x="10.15cm" svg:y="7.236cm"><text:p text:style-name="P44">Square</text:p><text:p text:style-name="P44"><text:span text:style-name="T21">C++ language</text:span></text:p><draw:enhanced-geometry svg:viewBox="0 0 21600 21600" draw:type="rectangle" draw:enhanced-path="M 0 0 L 21600 0 21600 21600 0 21600 0 0 Z N"/></draw:custom-shape><draw:custom-shape draw:name="Shape2" draw:style-name="gr5" draw:text-style-name="P45" svg:width="3.405cm" svg:height="1.465cm" svg:x="6.399cm" svg:y="7.215cm"><text:p text:style-name="P44">Compute_Mean</text:p><text:p text:style-name="P44"><text:span text:style-name="T21">X86 language</text:span></text:p><draw:enhanced-geometry svg:viewBox="0 0 21600 21600" draw:type="rectangle" draw:enhanced-path="M 0 0 L 21600 0 21600 21600 0 21600 0 0 Z N"/></draw:custom-shape><draw:custom-shape draw:name="Shape2" draw:style-name="gr5" draw:text-style-name="P45" svg:width="3.405cm" svg:height="1.465cm" svg:x="2.466cm" svg:y="7.215cm"><text:p text:style-name="P44">Display</text:p><text:p text:style-name="P44"><text:span text:style-name="T21">C language</text:span></text:p><draw:enhanced-geometry svg:viewBox="0 0 21600 21600" draw:type="rectangle" draw:enhanced-path="M 0 0 L 21600 0 21600 21600 0 21600 0 0 Z N"/></draw:custom-shape><draw:line draw:name="Shape1" draw:style-name="gr4" draw:text-style-name="P44" svg:x1="8.001cm" svg:y1="4.751cm" svg:x2="8.022cm" svg:y2="7.217cm"><text:p/></draw:line><draw:line draw:name="Shape1" draw:style-name="gr4" draw:text-style-name="P44" svg:x1="4.043cm" svg:y1="6.028cm" svg:x2="4.064cm" svg:y2="7.217cm"><text:p/></draw:line><draw:line draw:name="Shape1" draw:style-name="gr4" draw:text-style-name="P44" svg:x1="12.044cm" svg:y1="6.047cm" svg:x2="12.044cm" svg:y2="7.236cm"><text:p/></draw:line><draw:custom-shape draw:name="Shape3" draw:style-name="gr3" draw:text-style-name="P45" svg:width="3.44cm" svg:height="1.571cm" svg:x="6.304cm" svg:y="3.179cm"><text:p text:style-name="P44">Control</text:p><text:p text:style-name="P44"><text:span text:style-name="T21">X86 language</text:span></text:p><draw:enhanced-geometry svg:viewBox="0 0 21600 21600" draw:type="rectangle" draw:enhanced-path="M 0 0 L 21600 0 21600 21600 0 21600 0 0 Z N"/></draw:custom-shape><draw:line draw:name="Shape1" draw:style-name="gr4" draw:text-style-name="P44" svg:x1="8.022cm" svg:y1="1.957cm" svg:x2="8.022cm" svg:y2="3.181cm"><text:p/></draw:line></draw:g></text:p>
      <text:p text:style-name="P28"><draw:custom-shape text:anchor-type="paragraph" draw:z-index="0" draw:name="Shape3" draw:style-name="gr1" draw:text-style-name="P45" svg:width="3.44cm" svg:height="1.571cm" svg:x="13.046cm" svg:y="2.847cm"><text:p text:style-name="P44">Bash file</text:p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1">Five source files</text:p>
      <text:p text:style-name="P18"/>
      <text:p text:style-name="P18">The module called “driver” does not know anything about what this program does. <text:s/>Its principle job is to call the control module. <text:s/><text:span text:style-name="T19">When the control module has terminated this driver has received a number having no special significance to the driver. <text:s/>So, the driver simply prints that number.</text:span></text:p>
      <text:p text:style-name="P18"/>
      <text:p text:style-name="P18"/>
      <text:p text:style-name="P18">The “control” module is really in charge of this program. <text:s/>It declares the array. <text:s/>It asks the user to input data into the array. <text:s/>It calls submodules: display, compute_mean, and square. <text:s/><text:span text:style-name="T19">At the end it returns the computed mean.</text:span></text:p>
      <text:p text:style-name="P18"/>
      <text:p text:style-name="P18"/>
      <text:p text:style-name="P18">The module “display” performs only one task: output in an orderly fashion the data in any array passed to it. <text:s text:c="2"/>This module does not display <text:span text:style-name="T20">any </text:span>welcome messages nor any general information.</text:p>
      <text:p text:style-name="P18"/>
      <text:p text:style-name="P18"/>
      <text:p text:style-name="P18">The module compute_mean does what its name says. <text:s/>First it finds the sum of all the numbers in the array. <text:s/>Then it divides the sum by the count of how many numbers are present. <text:s/>The quotient is now called mean. <text:s/>The mean is returned to the calling program. <text:s/>This module does not output anything.</text:p>
      <text:p text:style-name="P18"/>
      <text:p text:style-name="P18"/>
      <text:p text:style-name="P19">The module “square” changes every value in the array to become the square of the value. <text:s/><text:span text:style-name="T20">This module does not output anything by itself</text:span></text:p>
      <text:p text:style-name="P19"/>
      <text:p text:style-name="P19"/>
      <text:p text:style-name="P19">The bash file runs the entire show. <text:s/>It compiles 5 sources files and then links them into a s<text:span text:style-name="T11">ingle executable file, and then executes that file. <text:s/>You already know how to do this.</text:span></text:p>
      <text:p text:style-name="P18"/>
      <text:p text:style-name="P18"/>
      <text:p text:style-name="P18"/>
      <text:p text:style-name="P8"/>
      <text:p text:style-name="P43">Sample session while running this program.</text:p>
      <text:p text:style-name="P10"/>
      <text:p text:style-name="P10"/>
      <text:p text:style-name="P34">Welcome to <text:span text:style-name="T11">an array of long integers.</text:span></text:p>
      <text:p text:style-name="P34">This program is brought to you by M<text:span text:style-name="T11">ai Hong Lam.</text:span></text:p>
      <text:p text:style-name="P10"/>
      <text:p text:style-name="P10">The <text:span text:style-name="T11">control module has begun.</text:span></text:p>
      <text:p text:style-name="P11">Instructions: Enter a sequence of integers. <text:s/>Include white space between each number.</text:p>
      <text:p text:style-name="P11">To terminate press ‘Enter’ followed by Control+D.</text:p>
      <text:p text:style-name="P20">73 <text:s text:c="2"/>56 <text:s text:c="2"/>95 <text:s text:c="3"/>27 <text:s text:c="3"/>82 <text:s text:c="4"/>9 <text:s/>&lt;enter&gt;&lt;cntl+D&gt;</text:p>
      <text:p text:style-name="P20">Here are the data as received:</text:p>
      <text:p text:style-name="P38"><text:tab/>73</text:p>
      <text:p text:style-name="P38"><text:tab/>56</text:p>
      <text:p text:style-name="P38"><text:tab/>95</text:p>
      <text:p text:style-name="P38"><text:tab/>27</text:p>
      <text:p text:style-name="P38"><text:tab/>8<text:span text:style-name="T12">3</text:span></text:p>
      <text:p text:style-name="P38"><text:tab/> <text:s/>9</text:p>
      <text:p text:style-name="P20">The <text:span text:style-name="T12">mean</text:span> of these 6 numbers <text:span text:style-name="T12">is 57.1667</text:span></text:p>
      <text:p text:style-name="P21">Here are the squares of the data:</text:p>
      <text:p text:style-name="P38"><text:tab/><text:span text:style-name="T12">5329</text:span></text:p>
      <text:p text:style-name="P38"><text:tab/><text:span text:style-name="T12">3136</text:span></text:p>
      <text:p text:style-name="P38"><text:tab/><text:span text:style-name="T12">9025</text:span></text:p>
      <text:p text:style-name="P38"><text:tab/> <text:s/><text:span text:style-name="T12">729</text:span></text:p>
      <text:p text:style-name="P38"><text:tab/><text:span text:style-name="T12">6889</text:span></text:p>
      <text:p text:style-name="P38"><text:tab/> <text:s text:c="3"/><text:span text:style-name="T12">81</text:span></text:p>
      <text:p text:style-name="P21">The control module is now returning to the caller module. <text:s/>Bye.</text:p>
      <text:p text:style-name="P21"/>
      <text:p text:style-name="P33">The driver received this unknown number: <text:s text:c="2"/>57.1667</text:p>
      <text:p text:style-name="P33">The driver will now return 0 to the operating system.</text:p>
      <text:p text:style-name="P20"/>
      <text:p text:style-name="P20"/>
      <text:p text:style-name="P35"/>
      <text:p text:style-name="P22"><text:span text:style-name="T6">Color codes</text:span>: <text:s/>Text in red is output from the main function <text:span text:style-name="T15">(C++)</text:span></text:p>
      <text:p text:style-name="P22"/>
      <text:p text:style-name="P22">Text in black is output from the controller (x86)</text:p>
      <text:p text:style-name="P22"/>
      <text:p text:style-name="P22">Text in blue is output from the display module (C)</text:p>
      <text:p text:style-name="P3"/>
      <text:p text:style-name="P39">Professionalism</text:p>
      <text:p text:style-name="P23"/>
      <text:p text:style-name="P22">This is one program made from five different files (modules). <text:s/>This one program needs a title. <text:s/>You have to imagine a nice title. <text:s/>Maybe something like “How to Average Integers” or “Practical Use of an Array”. <text:s/>You think of a title. <text:s/>Then that one title appears in the comments of all 5 source files.</text:p>
      <text:p text:style-name="P23"/>
      <text:p text:style-name="P22">The following text appears in all five source files of this program.</text:p>
      <text:p text:style-name="P13"/>
      <text:p text:style-name="P36">Author name: <text:s text:c="2"/><text:span text:style-name="T13">xxxxxxxx <text:s text:c="2"/>xxxxxx</text:span></text:p>
      <text:p text:style-name="P36">Program name: <text:s/><text:span text:style-name="T13">How to Average Integerss</text:span></text:p>
      <text:p text:style-name="P36">Names of files in this programming: <text:s/><text:span text:style-name="T13">driver.cpp, control.asm, display.c, mean.asm, square.cpp</text:span></text:p>
      <text:p text:style-name="P37">Course number: CPSC 240</text:p>
      <text:p text:style-name="P37">Scheduled delivery date: <text:s/><text:span text:style-name="T14">March</text:span> <text:span text:style-name="T14">7</text:span>, 2019</text:p>
      <text:p text:style-name="P37">Program purpose: <text:s/><text:span text:style-name="T14">Software to assist teachers in computing a class average.</text:span></text:p>
      <text:p text:style-name="P37">Status: <text:span text:style-name="T14">Finished. <text:s/>No known bugs</text:span></text:p>
      <text:p text:style-name="P37">Date of last modification: <text:s/>Feb <text:span text:style-name="T14">28</text:span>, 2019</text:p>
      <text:p text:style-name="P31">Information about this module:</text:p>
      <text:p text:style-name="P31"><text:span text:style-name="T5">This module purpose: </text:span><text:s/><text:span text:style-name="T5">Driver for How to Average Integers</text:span></text:p>
      <text:p text:style-name="P32">File name of this module: <text:s/><text:span text:style-name="T15">integers</text:span>.cpp</text:p>
      <text:p text:style-name="P32">Compile this module: <text:s text:c="2"/>g++ <text:s/>-c <text:s/>-m64 <text:s/>-std<text:span text:style-name="T2">=</text:span><text:span text:style-name="T3">c++99 <text:s/>-o </text:span><text:span text:style-name="T4">integers</text:span><text:span text:style-name="T3">.o <text:s/></text:span><text:span text:style-name="T4">integers</text:span><text:span text:style-name="T3">.cpp</text:span></text:p>
      <text:p text:style-name="P30">Link this module with other objects:</text:p>
      <text:p text:style-name="P30">g++ -m64 <text:s/>-std=c++99 <text:s/>-o <text:span text:style-name="T15">average</text:span>.out <text:s text:c="2"/><text:span text:style-name="T15">integers</text:span>.o <text:s/>co<text:span text:style-name="T15">ntroller</text:span>.o <text:s text:c="2"/><text:span text:style-name="T15">display.o <text:s text:c="2"/>mean.o <text:s text:c="2"/>display.o</text:span></text:p>
      <text:p text:style-name="P12"/>
      <text:p text:style-name="P12"/>
      <text:p text:style-name="P24">Put the green text or something equivalent to it in all 5 of the sources files. <text:s/>It would be a good idea to include it in the bash file as well. <text:s text:c="2"/>What is the name of the folder where all 6 files will be found? <text:s/>That’s right: in the folder <text:span text:style-name="T16">How_to_average_integers</text:span>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Do not leave the professor’s name in any source files for which you intend to receive credit.</text:p>
      <text:p text:style-name="P42">Portfolio</text:p>
      <text:p text:style-name="P25"/>
      <text:p text:style-name="P25">It is never too late to start making your own portfolio. <text:s/>In each computer class you take save your documents related to the assignment where you received your best grade that semester. <text:s/>The set of documents will go into a Professional Portfolio.</text:p>
      <text:p text:style-name="P24"/>
      <text:p text:style-name="P24"/>
      <text:p text:style-name="P25">Suppose there is a programming assignment in CPSC 332, where you did an outstandingly good job. <text:s/>Save documents such as the assignment, your source files, output from a few sample executions, and any thing related to that one programming project. <text:s/>Create a <text:span text:style-name="T17">document</text:span> to add to the end of the collection with a title such as “Lessons Learned from Database Project”. <text:s/><text:span text:style-name="T17">In the “Lessons Learned” document record what you really learned in doing that project. <text:s/>The whole set of documents becomes a section in your portfolio.</text:span></text:p>
      <text:p text:style-name="P25"/>
      <text:p text:style-name="P26">Make one section for almost every CS course you complete. <text:s/>Keep all the sections in a 3-ring binder. <text:s/>Create a nice title page for each section. <text:s/>Create a title page for the whole porfolio.</text:p>
      <text:p text:style-name="P26"/>
      <text:p text:style-name="P26">Take the portfolio with you on job interviews. <text:s/>Briefly state that you have available with you a portfolio of projects you did. <text:s text:c="2"/>Some interviewers will gladly peruse your portfolio and others will show no interest. <text:s/>But, you did your part, namely: you made it available.</text:p>
      <text:p text:style-name="P26"/>
      <text:p text:style-name="P26"/>
      <text:p text:style-name="P26"/>
      <text:p text:style-name="P26"/>
      <text:p text:style-name="P26">Some few people says to simply post your best projects on github and provide the prospective employer with a link. <text:s/>You may decide to do it that way if <text:span text:style-name="T18">you </text:span>wish. <text:s/>However, if I were the employer I would be more impressed by someone who came to me with organized professional-looking project material. <text:s/><text:span text:style-name="T18">You decide which is best suited for you.</text:span></text:p>
      <text:p text:style-name="P25"/>
      <text:p text:style-name="P14"/>
      <text:p text:style-name="P14"/>
      <text:p text:style-name="P16"/>
      <text:p text:style-name="P12"/>
      <text:p text:style-name="P40">Testing and verification</text:p>
      <text:p text:style-name="P14"/>
      <text:p text:style-name="P29"><text:span text:style-name="T8">Test your own program. <text:s/>It is psychologically difficult to break your own program, but try anyway. <text:s/>Use some negative inputs. <text:s/>Use no inputs. <text:s/>Use exactly 1 input. <text:s/>Use too many so that now all will fit in the array. <text:s/>Those are the kinds of tests the professor will do with your program </text:span><text:span text:style-name="T10">if you send it.</text:span></text:p>
      <text:p text:style-name="P15"/>
      <text:p text:style-name="P15"/>
      <text:p text:style-name="P4">Due date: <text:s/><text:span text:style-name="T15">March</text:span> <text:span text:style-name="T15">7</text:span>, 2019.</text:p>
      <text:p text:style-name="P15"/>
      <text:p text:style-name="P15"><text:span text:style-name="T15">I</text:span>f you deliver a completed assignment #<text:span text:style-name="T15">3</text:span> to me on or before the due date then you are fully up to date with the pr<text:span text:style-name="T7">ogramming</text:span> of th<text:span text:style-name="T7">is</text:span> course. <text:s/>Similarly, if you complete Assignment <text:span text:style-name="T15">3</text:span> after the given date you are falling behind the normal progress of the course.</text:p>
      <text:p text:style-name="P15"/>
      <text:p text:style-name="P15"/>
      <text:p text:style-name="P1"><text:span text:style-name="T9">Mail to: <text:s text:c="2"/></text:span><text:a xlink:type="simple" xlink:href="mailto:holliday@fullerton.edu" text:style-name="Internet_20_link" text:visited-style-name="Visited_20_Internet_20_Link"><text:span text:style-name="T9">holliday@fullerton.edu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6">Footnote</text:span>: <text:s/>If you open this file with Microsoft Word any diagrams (like the one on page 1) will be distorted. <text:s/>You should open this file with Libre Office Writer, which is the same program that created this file. <text:s/>You will find Libre Office Writer in Tuffix. <text:s/>You can also download a version of Libre Office Writer for Windo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21:43:07.679659526</meta:creation-date>
    <dc:date>2019-02-18T19:10:10.368779818</dc:date>
    <meta:editing-duration>PT1H27M2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6" meta:paragraph-count="76" meta:word-count="1142" meta:character-count="6648" meta:non-whitespace-character-count="5449"/>
  </office:meta>
</office:document-meta>
</file>